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rtedBidiMapDecorator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idiMapDecorator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idiMapDecorator.inverseSort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idiMapDecorator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idiMapDecorator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idiMapDecorator.getSort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BidiMapDecorator.AbstractSortedBidiMapDecorator( SortedBid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